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office:version="1.2">
  <office:automatic-styles/>
  <office:body>
    <office:spreadsheet>
      <table:table table:name="Expenses">
        <table:table-row>
          <table:table-cell table:style-name="pd1" office:value-type="string" office:value="Expense">
            <text:p>Expense</text:p>
          </table:table-cell>
          <table:table-cell table:style-name="pd1" office:value-type="string" office:value="Category">
            <text:p>Category</text:p>
          </table:table-cell>
          <table:table-cell table:style-name="pd1" office:value-type="string" office:value="Shop">
            <text:p>Shop</text:p>
          </table:table-cell>
          <table:table-cell table:style-name="pd1" office:value-type="string" office:value="Amount Paid">
            <text:p>Amount Paid</text:p>
          </table:table-cell>
        </table:table-row>
        <table:table-row>
          <table:table-cell office:value-type="string" office:value="Fruits">
            <text:p>Fruits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Vegetables">
            <text:p>Vegetables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pices">
            <text:p>Spices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ulses">
            <text:p>Pulses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Rice">
            <text:p>Rice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hicken">
            <text:p>Chicken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Mutton">
            <text:p>Mutton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Fish">
            <text:p>Fish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Egg">
            <text:p>Egg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old drinks">
            <text:p>Cold drin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Ice cream">
            <text:p>Ice cream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Pastry">
            <text:p>Pastry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Biscuits">
            <text:p>Biscuit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Oil">
            <text:p>Oil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Milk">
            <text:p>Milk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Tea powder">
            <text:p>Tea powder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offee powder">
            <text:p>Coffee powder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ea food">
            <text:p>Sea food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Ice Cubes">
            <text:p>Ice Cubes</text:p>
          </table:table-cell>
          <table:table-cell office:value-type="string" office:value="Raw Material">
            <text:p>Raw Material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Energy drinks">
            <text:p>Energy drin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Dairy products">
            <text:p>Dairy product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Water bottles">
            <text:p>Water bottle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Chips">
            <text:p>Chip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nacks">
            <text:p>Snacks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Rent">
            <text:p>Rent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Electricity Bill">
            <text:p>Electricity Bill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Emergency">
            <text:p>Emergency</text:p>
          </table:table-cell>
          <table:table-cell office:value-type="string" office:value="Operations">
            <text:p>Operations</text:p>
          </table:table-cell>
          <table:table-cell office:value-type="string" office:value="All">
            <text:p>All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alary">
            <text:p>Salary</text:p>
          </table:table-cell>
          <table:table-cell office:value-type="string" office:value="Operations">
            <text:p>Operations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Salary1">
            <text:p>Salary1</text:p>
          </table:table-cell>
          <table:table-cell office:value-type="string" office:value="Operations">
            <text:p>Operations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Milk">
            <text:p>Milk</text:p>
          </table:table-cell>
          <table:table-cell office:value-type="string" office:value="Product">
            <text:p>Product</text:p>
          </table:table-cell>
          <table:table-cell office:value-type="string" office:value="Bar">
            <text:p>Bar</text:p>
          </table:table-cell>
          <table:table-cell office:value-type="float" office:value="100">
            <text:p>100</text:p>
          </table:table-cell>
        </table:table-row>
        <table:table-row>
          <table:table-cell office:value-type="string" office:value="Dairy products">
            <text:p>Dairy products</text:p>
          </table:table-cell>
          <table:table-cell office:value-type="string" office:value="Raw Material">
            <text:p>Raw Material</text:p>
          </table:table-cell>
          <table:table-cell office:value-type="string" office:value="Restaurant">
            <text:p>Restaurant</text:p>
          </table:table-cell>
          <table:table-cell office:value-type="float" office:value="100">
            <text:p>100</text:p>
          </table:table-cell>
        </table:table-row>
      </table:table>
      <table:table table:name="Stock">
        <table:table-row>
          <table:table-cell table:style-name="pd1" office:value-type="string" office:value="Raw Material">
            <text:p>Raw Material</text:p>
          </table:table-cell>
          <table:table-cell table:style-name="pd1" office:value-type="string" office:value="Quantity type">
            <text:p>Quantity type</text:p>
          </table:table-cell>
          <table:table-cell table:style-name="pd1" office:value-type="string" office:value="Quantity used">
            <text:p>Quantity used</text:p>
          </table:table-cell>
          <table:table-cell table:style-name="pd1" office:value-type="string" office:value="Quantity remaining">
            <text:p>Quantity remaining</text:p>
          </table:table-cell>
          <table:table-cell table:style-name="pd1" office:value-type="string" office:value="Quantity Added">
            <text:p>Quantity Added</text:p>
          </table:table-cell>
          <table:table-cell table:style-name="pd1" office:value-type="string" office:value="Cost">
            <text:p>Cost</text:p>
          </table:table-cell>
          <table:table-cell table:style-name="pd1" office:value-type="string" office:value="Cost Used">
            <text:p>Cost Used</text:p>
          </table:table-cell>
          <table:table-cell table:style-name="pd1" office:value-type="string" office:value="Cost Remaining">
            <text:p>Cost Remaining</text:p>
          </table:table-cell>
          <table:table-cell table:style-name="pd1" office:value-type="string" office:value="Cost Added">
            <text:p>Cost Added</text:p>
          </table:table-cell>
        </table:table-row>
        <table:table-row>
          <table:table-cell office:value-type="string" office:value="Fruits">
            <text:p>Fruit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Vegetables">
            <text:p>Vegetable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pices">
            <text:p>Spice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Pulses">
            <text:p>Pulse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Rice">
            <text:p>Rice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hicken">
            <text:p>Chicken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utton">
            <text:p>Mutton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Fish">
            <text:p>Fish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Egg">
            <text:p>Egg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Oil">
            <text:p>Oil</text:p>
          </table:table-cell>
          <table:table-cell office:value-type="string" office:value="Volume">
            <text:p>Volu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Milk">
            <text:p>Milk</text:p>
          </table:table-cell>
          <table:table-cell office:value-type="string" office:value="Volume">
            <text:p>Volum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Tea powder">
            <text:p>Tea powder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Coffee powder">
            <text:p>Coffee powder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Sea food">
            <text:p>Sea food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Ice Cubes">
            <text:p>Ice Cube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Dairy products">
            <text:p>Dairy products</text:p>
          </table:table-cell>
          <table:table-cell office:value-type="string" office:value="Weight">
            <text:p>Weigh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Sales">
        <table:table-row>
          <table:table-cell table:style-name="pd1" office:value-type="string" office:value="Item">
            <text:p>Item</text:p>
          </table:table-cell>
          <table:table-cell table:style-name="pd1" office:value-type="string" office:value="Quantity Sold">
            <text:p>Quantity Sold</text:p>
          </table:table-cell>
          <table:table-cell table:style-name="pd1" office:value-type="string" office:value="Revenue">
            <text:p>Revenue</text:p>
          </table:table-cell>
        </table:table-row>
        <table:table-row>
          <table:table-cell office:value-type="string" office:value="Fruits">
            <text:p>Fruits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Vegetables">
            <text:p>Vegetables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 office:value="Spices">
            <text:p>Spices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Pulses">
            <text:p>Pulses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</table:table>
      <table:table table:name="Profit Summary">
        <table:table-row>
          <table:table-cell table:style-name="pd1" office:value-type="string" office:value="Metric">
            <text:p>Metric</text:p>
          </table:table-cell>
          <table:table-cell table:style-name="pd1" office:value-type="string" office:value="Value">
            <text:p>Value</text:p>
          </table:table-cell>
        </table:table-row>
        <table:table-row>
          <table:table-cell office:value-type="string" office:value="Total Revenue">
            <text:p>Total Revenue</text:p>
          </table:table-cell>
          <table:table-cell office:value-type="float" office:value="3000">
            <text:p>3000</text:p>
          </table:table-cell>
        </table:table-row>
        <table:table-row>
          <table:table-cell office:value-type="string" office:value="Total Expenses">
            <text:p>Total Expenses</text:p>
          </table:table-cell>
          <table:table-cell office:value-type="float" office:value="3100">
            <text:p>3100</text:p>
          </table:table-cell>
        </table:table-row>
        <table:table-row>
          <table:table-cell office:value-type="string" office:value="Profit">
            <text:p>Profit</text:p>
          </table:table-cell>
          <table:table-cell office:value-type="float" office:value="-100">
            <text:p>-100</text:p>
          </table:table-cell>
        </table:table-row>
      </table:table>
      <table:table table:name="Savings">
        <table:table-row>
          <table:table-cell table:style-name="pd1" office:value-type="string" office:value="Month">
            <text:p>Month</text:p>
          </table:table-cell>
          <table:table-cell table:style-name="pd1" office:value-type="string" office:value="Savings">
            <text:p>Savings</text:p>
          </table:table-cell>
        </table:table-row>
        <table:table-row>
          <table:table-cell office:value-type="string" office:value="January">
            <text:p>January</text:p>
          </table:table-cell>
          <table:table-cell office:value-type="float" office:value="500">
            <text:p>500</text:p>
          </table:table-cell>
        </table:table-row>
        <table:table-row>
          <table:table-cell office:value-type="string" office:value="February">
            <text:p>February</text:p>
          </table:table-cell>
          <table:table-cell office:value-type="float" office:value="600">
            <text:p>600</text:p>
          </table:table-cell>
        </table:table-row>
        <table:table-row>
          <table:table-cell office:value-type="string" office:value="March">
            <text:p>March</text:p>
          </table:table-cell>
          <table:table-cell office:value-type="float" office:value="700">
            <text:p>700</text:p>
          </table:table-cell>
        </table:table-row>
        <table:table-row>
          <table:table-cell office:value-type="string" office:value="April">
            <text:p>April</text:p>
          </table:table-cell>
          <table:table-cell office:value-type="float" office:value="800">
            <text:p>800</text:p>
          </table:table-cell>
        </table:table-row>
      </table:table>
      <table:table table:name="Personal Expenses">
        <table:table-row>
          <table:table-cell table:style-name="pd1" office:value-type="string" office:value="Category">
            <text:p>Category</text:p>
          </table:table-cell>
          <table:table-cell table:style-name="pd1" office:value-type="string" office:value="Amount">
            <text:p>Amount</text:p>
          </table:table-cell>
        </table:table-row>
        <table:table-row>
          <table:table-cell office:value-type="string" office:value="Groceries">
            <text:p>Groceries</text:p>
          </table:table-cell>
          <table:table-cell office:value-type="float" office:value="300">
            <text:p>300</text:p>
          </table:table-cell>
        </table:table-row>
        <table:table-row>
          <table:table-cell office:value-type="string" office:value="Rent">
            <text:p>Rent</text:p>
          </table:table-cell>
          <table:table-cell office:value-type="float" office:value="1000">
            <text:p>1000</text:p>
          </table:table-cell>
        </table:table-row>
        <table:table-row>
          <table:table-cell office:value-type="string" office:value="Utilities">
            <text:p>Utilities</text:p>
          </table:table-cell>
          <table:table-cell office:value-type="float" office:value="200">
            <text:p>200</text:p>
          </table:table-cell>
        </table:table-row>
        <table:table-row>
          <table:table-cell office:value-type="string" office:value="Entertainment">
            <text:p>Entertainment</text:p>
          </table:table-cell>
          <table:table-cell office:value-type="float" office:value="150">
            <text:p>1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form="urn:oasis:names:tc:opendocument:xmlns:form:1.0" xmlns:ns42="urn:org:documentfoundation:names:experimental:calc:xmlns:calcext:1.0" xmlns:of="urn:oasis:names:tc:opendocument:xmlns:of:1.2" xmlns:svg="urn:oasis:names:tc:opendocument:xmlns:svg-compatible:1.0" xmlns:loext="urn:org:documentfoundation:names:experimental:office:xmlns:loext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